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f21" officeooo:paragraph-rsid="0007ef21"/>
    </style:style>
    <style:style style:name="P2" style:family="paragraph" style:parent-style-name="Standard">
      <style:text-properties fo:font-variant="normal" fo:text-transform="none" fo:color="#4b4f56" style:font-name="Helvetica" fo:font-size="9pt" fo:letter-spacing="normal" fo:font-style="normal" fo:font-weight="normal" officeooo:rsid="0007ef21" officeooo:paragraph-rsid="0007ef21"/>
    </style:style>
    <style:style style:name="P3" style:family="paragraph" style:parent-style-name="Standard">
      <style:text-properties fo:font-variant="normal" fo:text-transform="none" fo:color="#4b4f56" style:font-name="Helvetica" fo:font-size="9pt" fo:letter-spacing="normal" fo:font-style="normal" fo:font-weight="normal" officeooo:rsid="000eee2b" officeooo:paragraph-rsid="000eee2b"/>
    </style:style>
    <style:style style:name="T1" style:family="text">
      <style:text-properties officeooo:rsid="000e1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5_572907212"/><text:bookmark-start text:name="__DdeLink__0_808950202"/>select c from Cometario c where c.idUsuario="1" GROUP BY c.idComentario</text:p>
      <text:p text:style-name="P1"><text:bookmark-end text:name="__DdeLink__25_572907212"/><text:bookmark-end text:name="__DdeLink__0_808950202"/></text:p>
      <text:p text:style-name="P2">SELECT r.idCategoria, r.nombre, COUNT(r) as cat FROM Post p JOIN p.idCategoria r GROUP BY r HAVING ( COUNT(r) &gt;= ALL(SELECT COUNT(p.idCategoria) FROM Post p GROUP BY p.idCategoria ))</text:p>
      <text:p text:style-name="P2"/>
      <text:p text:style-name="P2">SELECT r.idCategoria, r.nombre, COUNT(r) as cat FROM Post p JOIN p.idCategoria r GROUP BY r HAVING ( COUNT(r) &lt;= ALL(SELECT COUNT(p.idCategoria) FROM Post p GROUP BY p.idCategoria))</text:p>
      <text:p text:style-name="P2"/>
      <text:p text:style-name="P2"><text:span text:style-name="T1">S</text:span>ELECT DISTINCT u.nombres, jp.titulo, FUNCTION('to_char',jp.fecha,'MM/DD/YYYY') FROM Usuario u, PostPaso p JOIN p.post jp WHERE u.idUsuario = p.idUsuario</text:p>
      <text:p text:style-name="P2"/>
      <text:p text:style-name="P3"><text:bookmark-start text:name="__DdeLink__23_572907212"/>select p.idCategoria, p.titulo, p.descripcion FROM Post p JOIN p.idCategoria as cat WHERE cat.idCategoria = '1'<text:bookmark-end text:name="__DdeLink__23_5729072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9:30:29.775400595</meta:creation-date>
    <dc:date>2017-09-13T14:38:37.573443808</dc:date>
    <meta:editing-duration>PT5H50M2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97" meta:character-count="698" meta:non-whitespace-character-count="606"/>
  </office:meta>
</office:document-meta>
</file>